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5pt" officeooo:rsid="00073b75" officeooo:paragraph-rsid="00073b75" style:font-size-asian="10.5pt" style:font-size-complex="10.5pt"/>
    </style:style>
    <style:style style:name="P2" style:family="paragraph" style:parent-style-name="Standard">
      <style:text-properties fo:font-size="10.5pt" officeooo:paragraph-rsid="00073b75" style:font-size-asian="10.5pt" style:font-size-complex="10.5pt"/>
    </style:style>
    <style:style style:name="P3" style:family="paragraph" style:parent-style-name="Standard">
      <style:text-properties fo:font-size="10.5pt" officeooo:rsid="0013c05b" officeooo:paragraph-rsid="0013c05b" style:font-size-asian="10.5pt" style:font-size-complex="10.5pt"/>
    </style:style>
    <style:style style:name="P4" style:family="paragraph" style:parent-style-name="Standard">
      <style:text-properties fo:font-size="10.5pt" officeooo:rsid="00156aa8" officeooo:paragraph-rsid="00156aa8" style:font-size-asian="10.5pt" style:font-size-complex="10.5pt"/>
    </style:style>
    <style:style style:name="P5" style:family="paragraph" style:parent-style-name="Standard" style:list-style-name="L1">
      <style:text-properties fo:font-size="10.5pt" officeooo:rsid="001318ee" officeooo:paragraph-rsid="001318ee" style:font-size-asian="10.5pt" style:font-size-complex="10.5pt"/>
    </style:style>
    <style:style style:name="P6" style:family="paragraph" style:parent-style-name="Standard" style:list-style-name="L2">
      <style:text-properties fo:font-size="10.5pt" officeooo:rsid="00073b75" officeooo:paragraph-rsid="00073b75" style:font-size-asian="10.5pt" style:font-size-complex="10.5pt"/>
    </style:style>
    <style:style style:name="P7" style:family="paragraph" style:parent-style-name="Standard" style:list-style-name="L2">
      <style:text-properties fo:font-size="10.5pt" officeooo:rsid="00073b75" officeooo:paragraph-rsid="001a143f" style:font-size-asian="10.5pt" style:font-size-complex="10.5pt"/>
    </style:style>
    <style:style style:name="P8" style:family="paragraph" style:parent-style-name="Standard" style:list-style-name="L2">
      <style:text-properties fo:font-size="10.5pt" officeooo:rsid="00097514" officeooo:paragraph-rsid="00097514" style:font-size-asian="10.5pt" style:font-size-complex="10.5pt"/>
    </style:style>
    <style:style style:name="P9" style:family="paragraph" style:parent-style-name="Standard" style:list-style-name="L2">
      <style:text-properties fo:font-size="10.5pt" officeooo:paragraph-rsid="001a143f" style:font-size-asian="10.5pt" style:font-size-complex="10.5pt"/>
    </style:style>
    <style:style style:name="P10" style:family="paragraph" style:parent-style-name="Standard" style:list-style-name="L2">
      <style:text-properties fo:font-size="10.5pt" officeooo:rsid="0027f06a" officeooo:paragraph-rsid="0027f06a" style:font-size-asian="10.5pt" style:font-size-complex="10.5pt"/>
    </style:style>
    <style:style style:name="P11" style:family="paragraph" style:parent-style-name="Standard" style:list-style-name="L2">
      <style:text-properties fo:font-size="10.5pt" officeooo:rsid="001f5265" officeooo:paragraph-rsid="001f5265" style:font-size-asian="10.5pt" style:font-size-complex="10.5pt"/>
    </style:style>
    <style:style style:name="P12" style:family="paragraph" style:parent-style-name="Standard" style:list-style-name="L3">
      <style:text-properties fo:font-size="10.5pt" officeooo:rsid="000aa625" officeooo:paragraph-rsid="000b794c" style:font-size-asian="10.5pt" style:font-size-complex="10.5pt"/>
    </style:style>
    <style:style style:name="P13" style:family="paragraph" style:parent-style-name="Standard" style:list-style-name="L3">
      <style:text-properties fo:font-size="10.5pt" officeooo:rsid="000b794c" officeooo:paragraph-rsid="000b794c" style:font-size-asian="10.5pt" style:font-size-complex="10.5pt"/>
    </style:style>
    <style:style style:name="P14" style:family="paragraph" style:parent-style-name="Standard" style:list-style-name="L3">
      <style:text-properties fo:font-size="10.5pt" officeooo:rsid="000e3623" officeooo:paragraph-rsid="000e3623" style:font-size-asian="10.5pt" style:font-size-complex="10.5pt"/>
    </style:style>
    <style:style style:name="P15" style:family="paragraph" style:parent-style-name="Standard" style:list-style-name="L3">
      <style:text-properties fo:font-size="10.5pt" officeooo:rsid="000d62e2" officeooo:paragraph-rsid="000d62e2" style:font-size-asian="10.5pt" style:font-size-complex="10.5pt"/>
    </style:style>
    <style:style style:name="P16" style:family="paragraph" style:parent-style-name="Standard" style:list-style-name="L3">
      <style:text-properties fo:font-size="10.5pt" officeooo:rsid="0013c05b" officeooo:paragraph-rsid="0013c05b" style:font-size-asian="10.5pt" style:font-size-complex="10.5pt"/>
    </style:style>
    <style:style style:name="P17" style:family="paragraph" style:parent-style-name="Standard" style:list-style-name="L3">
      <style:text-properties fo:font-size="10.5pt" officeooo:rsid="0031a586" officeooo:paragraph-rsid="0031a586" style:font-size-asian="10.5pt" style:font-size-complex="10.5pt"/>
    </style:style>
    <style:style style:name="P18" style:family="paragraph" style:parent-style-name="Standard" style:list-style-name="L3">
      <style:text-properties fo:font-size="10.5pt" officeooo:rsid="00226f0d" officeooo:paragraph-rsid="00226f0d" style:font-size-asian="10.5pt" style:font-size-complex="10.5pt"/>
    </style:style>
    <style:style style:name="P19" style:family="paragraph" style:parent-style-name="Standard" style:list-style-name="L3">
      <style:text-properties fo:font-size="10.5pt" officeooo:rsid="0029d4ed" officeooo:paragraph-rsid="0029d4ed" style:font-size-asian="10.5pt" style:font-size-complex="10.5pt"/>
    </style:style>
    <style:style style:name="P20" style:family="paragraph" style:parent-style-name="Standard" style:list-style-name="L3">
      <style:text-properties fo:font-size="10.5pt" officeooo:rsid="00270909" officeooo:paragraph-rsid="00270909" style:font-size-asian="10.5pt" style:font-size-complex="10.5pt"/>
    </style:style>
    <style:style style:name="P21" style:family="paragraph" style:parent-style-name="Standard" style:list-style-name="L3">
      <style:text-properties fo:font-size="10.5pt" officeooo:rsid="001d0690" officeooo:paragraph-rsid="001d0690" style:font-size-asian="10.5pt" style:font-size-complex="10.5pt"/>
    </style:style>
    <style:style style:name="P22" style:family="paragraph" style:parent-style-name="Standard" style:list-style-name="L3">
      <style:text-properties fo:font-size="10.5pt" officeooo:rsid="002bd2ec" officeooo:paragraph-rsid="002bd2ec" style:font-size-asian="10.5pt" style:font-size-complex="10.5pt"/>
    </style:style>
    <style:style style:name="P23" style:family="paragraph" style:parent-style-name="Standard" style:list-style-name="L3">
      <style:text-properties fo:font-size="10.5pt" fo:language="fr" fo:country="FR" officeooo:rsid="002bd2ec" officeooo:paragraph-rsid="002bd2ec" style:font-size-asian="10.5pt" style:font-size-complex="10.5pt"/>
    </style:style>
    <style:style style:name="T1" style:family="text">
      <style:text-properties officeooo:rsid="00073b75"/>
    </style:style>
    <style:style style:name="T2" style:family="text">
      <style:text-properties officeooo:rsid="000b794c"/>
    </style:style>
    <style:style style:name="T3" style:family="text">
      <style:text-properties officeooo:rsid="000e4ade"/>
    </style:style>
    <style:style style:name="T4" style:family="text">
      <style:text-properties officeooo:rsid="000f9db1"/>
    </style:style>
    <style:style style:name="T5" style:family="text">
      <style:text-properties officeooo:rsid="0010245f"/>
    </style:style>
    <style:style style:name="T6" style:family="text">
      <style:text-properties officeooo:rsid="0010a12e"/>
    </style:style>
    <style:style style:name="T7" style:family="text">
      <style:text-properties officeooo:rsid="001318ee"/>
    </style:style>
    <style:style style:name="T8" style:family="text">
      <style:text-properties officeooo:rsid="0017044f"/>
    </style:style>
    <style:style style:name="T9" style:family="text">
      <style:text-properties officeooo:rsid="001a143f"/>
    </style:style>
    <style:style style:name="T10" style:family="text">
      <style:text-properties officeooo:rsid="001ba77f"/>
    </style:style>
    <style:style style:name="T11" style:family="text">
      <style:text-properties officeooo:rsid="001e83f8"/>
    </style:style>
    <style:style style:name="T12" style:family="text">
      <style:text-properties officeooo:rsid="0020ce0b"/>
    </style:style>
    <style:style style:name="T13" style:family="text">
      <style:text-properties officeooo:rsid="00244c24"/>
    </style:style>
    <style:style style:name="T14" style:family="text">
      <style:text-properties officeooo:rsid="002604d5"/>
    </style:style>
    <style:style style:name="T15" style:family="text">
      <style:text-properties officeooo:rsid="0027f06a"/>
    </style:style>
    <style:style style:name="T16" style:family="text">
      <style:text-properties officeooo:rsid="002ab03c"/>
    </style:style>
    <style:style style:name="T17" style:family="text">
      <style:text-properties officeooo:rsid="002dcfc5"/>
    </style:style>
    <style:style style:name="T18" style:family="text">
      <style:text-properties officeooo:rsid="002e4771"/>
    </style:style>
    <style:style style:name="T19" style:family="text">
      <style:text-properties officeooo:rsid="0032c240"/>
    </style:style>
    <style:style style:name="T20" style:family="text">
      <style:text-properties officeooo:rsid="003509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list xml:id="list4603818649804956579" text:style-name="L1">
        <text:list-item>
          <text:p text:style-name="P5">Why need EVT : </text:p>
          <text:p text:style-name="P5">- </text:p>
          <text:p text:style-name="P5">- expliquer diff méthodes : POT et block-maxima <text:s/><text:span text:style-name="T20">ou PP (qu’on parle as ici ds les slides mais qu’on utilise)</text:span></text:p>
        </text:list-item>
      </text:list>
      <text:list xml:id="list8078062355326000350" text:style-name="L2">
        <text:list-item>
          <text:p text:style-name="P6"><text:span text:style-name="T7">(EVT: basics block maxima)</text:span> :<text:span text:style-name="T7"> </text:span></text:p>
          <text:p text:style-name="P8">- Xbar ou somme (sous certaines conditions). <text:span text:style-name="T10">On peut faire le lien ici : même principe enfaite. On va essayer de normaliser les données (aec sqrt(n) et mu pour le X_bar ds le TCL) et ici avec un certain a_n et b_n</text:span></text:p>
          <text:p text:style-name="P8">- <text:span text:style-name="T9">On fait passer le a_n et b_n de l’autre coté, puis Distribution d’un maxima pour des V.A. iid → produit des df</text:span></text:p>
          <text:p text:style-name="P9">- <text:span text:style-name="T1">distribution GEV : le _+ signifie que le terme entre ces brackets [] doit être positif. Ca assure que c’est une df (&lt;=1) car il y a une exponentielle ici et forcémeent une exp d’un nombre &gt;0 est &gt;1 et donc pas une df. </text:span></text:p>
          <text:p text:style-name="P7">- Parler sur le domaine des paramètres (mu dans R, sigma positif forcément <text:s/>et xi est dans “R” aussi même si en général compris entre -1 et 1 car sinon queues peuvent devenir gigantesque…)</text:p>
          <text:p text:style-name="P7"/>
        </text:list-item>
        <text:list-item>
          <text:p text:style-name="P10">GEV distributions :</text:p>
          <text:p text:style-name="P10"/>
          <text:p text:style-name="P7">- <text:span text:style-name="T15">donc ici ds nos données on a une limite supérieure à nos distributions, on a une queue courte car on s’attendspas à obtenir de très grosses valeurs de t°c. Ici par exemple, la limite à droite de la distribution qu’on a obtenue pour ce xi est de ~38.5deg et le maximum de temperature à uccle est de 36.6deg. Cad que ds un horizon infini avec ce modele on sattend a ne jamais dépasser 38.5 deg…. (assez mauais d sun contexte nonstatio-RC comme ici. Remédier)</text:span></text:p>
          <text:p text:style-name="P7"/>
        </text:list-item>
        <text:list-item>
          <text:p text:style-name="P11">(POT) : </text:p>
          <text:p text:style-name="P11">-</text:p>
          <text:p text:style-name="P11">- différence ici avec gev : une seul queue vu que notre V.A. Y &gt;0</text:p>
          <text:p text:style-name="P11">- <text:span text:style-name="T12">le petit u ici signifie que le parametre d’echelle depend du seuil</text:span></text:p>
        </text:list-item>
      </text:list>
      <text:p text:style-name="P2"><text:s/></text:p>
      <text:list xml:id="list3567265081664927977" text:style-name="L3">
        <text:list-item>
          <text:p text:style-name="P12"><text:span text:style-name="T7">lit(1)</text:span> : <text:s/></text:p>
          <text:p text:style-name="P12"><text:s text:c="3"/>- ““Basics”” <text:span text:style-name="T2">Coles : mais explique vraiment bien et est quand même très complet. Très bon si on veut assez rapidement se mettre “à l’aise” avec les valeurs extremes (et qu’on est pas mathématiciens). </text:span></text:p>
          <text:p text:style-name="P13"><text:s text:c="7"/>- Reiss : couvre <text:s/>bcp plus de domaines, bcp plus “complet” et aussi qq applications concrètes en meteo</text:p>
          <text:p text:style-name="P14">- Embrechts : <text:span text:style-name="T3">paru en 1997,</text:span> très connu (le + connu p-e avec coles en valeurs extremes). Il est fait à la base pour des applications financières mais bon on peut très bien utiliser toutes ses dérivations théoriques (très bien faites), qui restent les mêmespeu importe l’application qui en est fait</text:p>
          <text:p text:style-name="P12">- <text:span text:style-name="T2">Beirlant ET Mr segers… : il est fort comprehensible (larges explications etcc) mais aussi avec bcp de dérivations math rigoureuses…. </text:span></text:p>
          <text:p text:style-name="P15"><text:s/>- <text:s/><text:span text:style-name="T4">Les 2 (Falk et De Haan) sont intéressants si on veut des dérivations très poussées mathématiquement (démonstration, etc...)… mais pas très orienté “application” </text:span></text:p>
          <text:p text:style-name="P15">- <text:span text:style-name="T5">(2016) : livre très avancé, qui couvre tous les domaines qui sont en recherche/en vogue en ce moment sur les valeurs extremes</text:span></text:p>
          <text:p text:style-name="P15">- <text:span text:style-name="T6">Climate : bootstrap : utile pour les extremes : intuivement, les extremes (comme on a dit) sont, par definition, peu nombreux et donc leur inférence est souvent assez peu précise : le bootstrap peut permettre d epallier à cela. (bcp d’applis variées de bootstrap en valeurs extremes)</text:span></text:p>
        </text:list-item>
        <text:list-item>
          <text:p text:style-name="P16">First analysis data : </text:p>
          <text:p text:style-name="P16">- TX = TmaX, TN=TmiN.</text:p>
          <text:p text:style-name="P16">- <text:span text:style-name="T11">La “broken linear trend” (trend lineaire par morceaux) en bleu clair, on a choisi ces années là car dans beaucoup d’articles</text:span></text:p>
          <text:p text:style-name="P16">- <text:span text:style-name="T8">on remarque enfait que les 2 series TX globale et TX pour les mois d’été sont les mêmes enfaite (fleches avec tikz ?) <text:s/>pas nécéssaire de prendre tout la série, mais pas incorrect.</text:span></text:p>
          <text:p text:style-name="P16"/>
          <text:p text:style-name="P16">- <text:span text:style-name="T19">légère différence ds la grandeur des pentes des trends mais toutes significatives. </text:span></text:p>
        </text:list-item>
        <text:list-item>
          <text:p text:style-name="P17">Inference : </text:p>
          <text:p text:style-name="P17">Penalize method interessante car ici comme on a vu on est dans un contexte d’une queue courte cad un xi qui est négatif et donc assez proche de la région à problèmes</text:p>
        </text:list-item>
        <text:list-item>
          <text:p text:style-name="P18"><text:soft-page-break/>Stationary : </text:p>
          <text:p text:style-name="P19">Attention qu’ici ça vaut principalement pour l’approche POT “axcès au d’un seuil”</text:p>
          <text:p text:style-name="P18">- <text:s/>“long range dependence” : </text:p>
          <text:p text:style-name="P18">- <text:span text:style-name="T13">on voit que l’indice des extremes =1 si la séquence est independente et au plus elle est proche de 0 au plus il y a des signes de dépendence.</text:span></text:p>
          <text:p text:style-name="P18">- <text:span text:style-name="T14">(?) il faut voir les “clusters” aussi plus de façon verticale car ce sont les années qui séparent et qu’un jour au dessus de 30deg sera plus facilement suivi d’un autre jour au dessus de 30 degrés, etc</text:span></text:p>
          <text:p text:style-name="P20">c’est une “tendance”, une “moyenne” donc c’est normal que ça ne soit pas tjrs visualisable comme ça facilement </text:p>
        </text:list-item>
        <text:list-item>
          <text:p text:style-name="P21">GML-NN : </text:p>
          <text:p text:style-name="P21">- GML assez ressemblante à une méthode bayesienne : on va mettre un prior </text:p>
          <text:p text:style-name="P23">- les fctions d’activation : exp pour sigma pour s’arrurer &gt;0 et tan hyperbolique avec xi^* pour s’assurer que la valeur obtenue soit entre -xi^* et xi^*. Pour limiter le processus d’optimization avec le prior beta (GML) </text:p>
          <text:p text:style-name="P22">- <text:span text:style-name="T17">pour l’instant ici notre seul input va être le temps, on fait une analyse temporelle ici. Mais on pourrait rajouter plein d’autre covariates.</text:span></text:p>
          <text:p text:style-name="P22">- <text:span text:style-name="T18">fction d’activation m doit etre sigmoide, par ex. La tangente hyporbolique</text:span></text:p>
          <text:p text:style-name="P21">- <text:span text:style-name="T16">tableau : df est le nombre de parametre du modèle : </text:span></text:p>
        </text:list-item>
      </text:list>
      <text:p text:style-name="P3"/>
      <text:p text:style-name="P3"/>
      <text:p text:style-name="P3"/>
      <text:p text:style-name="P3"/>
      <text:p text:style-name="P3"/>
      <text:p text:style-name="P4">QUEST SEGERS : grave ds les slides de mettre les graphes avec un fond blanc (visible), sur fond “bleu” ? Ou mieux de changer le fond des graphes/slid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3:09:32.761673836</meta:creation-date>
    <dc:date>2017-02-23T15:56:30.246006079</dc:date>
    <meta:editing-duration>PT13H44M2S</meta:editing-duration>
    <meta:editing-cycles>14</meta:editing-cycles>
    <meta:generator>LibreOffice/5.1.4.2$Linux_X86_64 LibreOffice_project/10m0$Build-2</meta:generator>
    <meta:document-statistic meta:table-count="0" meta:image-count="0" meta:object-count="0" meta:page-count="2" meta:paragraph-count="47" meta:word-count="907" meta:character-count="4805" meta:non-whitespace-character-count="3946"/>
  </office:meta>
</office:document-meta>
</file>